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zxx" fo:country="none" officeooo:rsid="00087409" officeooo:paragraph-rsid="00087409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start" style:justify-single-word="false"/>
      <style:text-properties fo:language="zxx" fo:country="none" officeooo:rsid="00087409" officeooo:paragraph-rsid="00087409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officeooo:paragraph-rsid="0009620f"/>
    </style:style>
    <style:style style:name="P5" style:family="paragraph" style:parent-style-name="Heading_20_1">
      <style:paragraph-properties fo:text-align="center" style:justify-single-word="false"/>
      <style:text-properties fo:language="zxx" fo:country="none" fo:font-style="normal" fo:font-weight="bold" officeooo:rsid="00087409" officeooo:paragraph-rsid="0009620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6" style:family="paragraph" style:parent-style-name="Heading_20_1">
      <style:paragraph-properties fo:text-align="center" style:justify-single-word="false"/>
      <style:text-properties fo:language="zxx" fo:country="none" fo:font-style="normal" fo:font-weight="bold" officeooo:rsid="0009620f" officeooo:paragraph-rsid="0009620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" style:family="paragraph" style:parent-style-name="Heading_20_1">
      <style:paragraph-properties fo:text-align="center" style:justify-single-word="false"/>
      <style:text-properties fo:language="zxx" fo:country="none" fo:font-style="normal" fo:font-weight="bold" officeooo:rsid="0009f366" officeooo:paragraph-rsid="0009f36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87409" officeooo:paragraph-rsid="00087409"/>
    </style:style>
    <style:style style:name="P9" style:family="paragraph" style:parent-style-name="Text_20_body">
      <style:paragraph-properties fo:text-align="start" style:justify-single-word="false"/>
      <style:text-properties officeooo:rsid="000b7e75" officeooo:paragraph-rsid="000b7e75"/>
    </style:style>
    <style:style style:name="P10" style:family="paragraph" style:parent-style-name="Text_20_body">
      <style:paragraph-properties fo:text-align="start" style:justify-single-word="false"/>
      <style:text-properties officeooo:rsid="000c403d" officeooo:paragraph-rsid="000c403d"/>
    </style:style>
    <style:style style:name="P11" style:family="paragraph" style:parent-style-name="Text_20_body">
      <style:paragraph-properties fo:text-align="start" style:justify-single-word="false" fo:break-before="page"/>
      <style:text-properties officeooo:rsid="000c403d" officeooo:paragraph-rsid="000c403d"/>
    </style:style>
    <style:style style:name="P12" style:family="paragraph" style:parent-style-name="Text_20_body">
      <style:paragraph-properties fo:text-align="start" style:justify-single-word="false"/>
      <style:text-properties officeooo:rsid="0009f366" officeooo:paragraph-rsid="000d4d1f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officeooo:rsid="000c403d" style:language-asian="zxx" style:country-asian="none" style:language-complex="zxx" style:country-complex="none"/>
    </style:style>
    <style:style style:name="T5" style:family="text">
      <style:text-properties fo:language="zxx" fo:country="none" officeooo:rsid="000d0dba" style:language-asian="zxx" style:country-asian="none" style:language-complex="zxx" style:country-complex="none"/>
    </style:style>
    <style:style style:name="T6" style:family="text">
      <style:text-properties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7" style:family="text">
      <style:text-properties fo:language="zxx" fo:country="none" fo:font-style="normal" fo:font-weight="bold" officeooo:rsid="0009620f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8" style:family="text">
      <style:text-properties fo:language="zxx" fo:country="none" fo:font-style="normal" fo:font-weight="bold" officeooo:rsid="00087409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9" style:family="text">
      <style:text-properties fo:language="zxx" fo:country="none" fo:font-style="normal" fo:font-weight="bold" officeooo:rsid="000c403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0" style:family="text"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" style:family="text">
      <style:text-properties fo:language="zxx" fo:country="none" fo:font-style="normal" fo:font-weight="normal" officeooo:rsid="0009620f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" style:family="text">
      <style:text-properties fo:language="zxx" fo:country="none" fo:font-style="normal" fo:font-weight="normal" officeooo:rsid="0009f36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3" style:family="text">
      <style:text-properties fo:language="zxx" fo:country="none" fo:font-style="normal" fo:font-weight="normal" officeooo:rsid="000c00f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4" style:family="text">
      <style:text-properties fo:language="zxx" fo:country="none" fo:font-style="normal" fo:font-weight="normal" officeooo:rsid="000c403d" style:language-asian="zxx" style:country-asian="none" style:font-style-asian="normal" style:font-weight-asian="normal" style:language-complex="zxx" style:country-complex="none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in Iako</text:p>
      <text:p text:style-name="P2">21 rue Jules Védrines, 72100 Le Mans</text:p>
      <text:p text:style-name="P8"><text:span text:style-name="T3">17 ans, 06 </text:span><text:span text:style-name="T4">58</text:span><text:span text:style-name="T3"> </text:span><text:span text:style-name="T4">35</text:span><text:span text:style-name="T3"> </text:span><text:span text:style-name="T4">82</text:span><text:span text:style-name="T3"> </text:span><text:span text:style-name="T4">22</text:span><text:span text:style-name="T3">, </text:span><text:span text:style-name="T5">emailproarefairella</text:span><text:a xlink:type="simple" xlink:href="mailto:xxxxxxxxxx@gmail.com" text:style-name="Internet_20_link" text:visited-style-name="Visited_20_Internet_20_Link"><text:span text:style-name="T3">@gmail.com</text:span></text:a></text:p>
      <text:p text:style-name="P10"><text:span text:style-name="T1"/></text:p>
      <text:h text:style-name="P5" text:outline-level="1">FORMATION</text:h>
      <text:p text:style-name="P9"><text:span text:style-name="T8">2</text:span><text:span text:style-name="T6">024-2025 : Première année de formation BTS CIEL</text:span></text:p>
      <text:p text:style-name="P3"><text:span text:style-name="T1">2023-2024 : Baccalauréat Général, Spécialités NSI et Mathématiques <text:line-break/><text:tab/> <text:s text:c="8"/></text:span><text:span text:style-name="T2">Lycée Touchard Washington – 72100 Le Mans</text:span></text:p>
      <text:h text:style-name="P6" text:outline-level="1">ÉXPERIENCE PROFESSIONNELLE</text:h>
      <text:p text:style-name="P4"><text:span text:style-name="T7">2019 : Stage d'observation – Entreprise Cegefos<text:line-break/><text:tab/></text:span><text:span text:style-name="T11">- Observation de </text:span><text:span text:style-name="T12">la partie développement<text:line-break/><text:tab/>- Observation de la partie gestion<text:line-break/><text:tab/>- Observation de la partie clients</text:span></text:p>
      <text:h text:style-name="P7" text:outline-level="1">COMPÉTENCES SPÉCIFIQUES</text:h>
      <text:p text:style-name="P12"><text:span text:style-name="T6">Anglais :</text:span><text:span text:style-name="T10"> Niveaux C1<text:line-break/></text:span><text:span text:style-name="T6">Bureautique : </text:span><text:span text:style-name="T10">Libre Office Writer, Calc, Impress<text:line-break/></text:span><text:span text:style-name="T6">Langages de programmation : </text:span><text:span text:style-name="T10">Python, HTML5, CSS, <text:s/></text:span><text:span text:style-name="T14">PHP, <text:s/>C++</text:span><text:span text:style-name="T9">, <text:s/></text:span><text:span text:style-name="T13">SQL</text:span></text:p>
      <text:p text:style-name="P12"><text:span text:style-name="T10"/></text:p>
      <text:p text:style-name="P11"><text:span text:style-name="T6">[Votre Nom]</text:span></text:p>
      <text:p text:style-name="P10"><text:span text:style-name="T6">[Votre Adresse]</text:span></text:p>
      <text:p text:style-name="P10"><text:span text:style-name="T6">[Code Postal, Ville]</text:span></text:p>
      <text:p text:style-name="P10"><text:span text:style-name="T6">[Votre Email]</text:span></text:p>
      <text:p text:style-name="P10"><text:span text:style-name="T6">[Votre Numéro de Téléphone]</text:span></text:p>
      <text:p text:style-name="P10"><text:span text:style-name="T6"/></text:p>
      <text:p text:style-name="P10"><text:span text:style-name="T6">[Nom de l’Entreprise]</text:span></text:p>
      <text:p text:style-name="P10"><text:span text:style-name="T6">[Adresse de l’Entreprise]</text:span></text:p>
      <text:p text:style-name="P10"><text:span text:style-name="T6">[Code Postal, Ville]</text:span></text:p>
      <text:p text:style-name="P10"><text:span text:style-name="T6"/></text:p>
      <text:p text:style-name="P10"><text:span text:style-name="T6">[Date]</text:span></text:p>
      <text:p text:style-name="P10"><text:span text:style-name="T6"/></text:p>
      <text:p text:style-name="P10"><text:span text:style-name="T6">Objet : Candidature au poste de [Nom du poste]</text:span></text:p>
      <text:p text:style-name="P10"><text:span text:style-name="T6"/></text:p>
      <text:p text:style-name="P10"><text:span text:style-name="T6">Madame, Monsieur,</text:span></text:p>
      <text:p text:style-name="P10"><text:span text:style-name="T6"/></text:p>
      <text:p text:style-name="P10"><text:span text:style-name="T6">Actuellement à la recherche d’une nouvelle opportunité, je me permets de vous adresser ma candidature pour le poste de [Nom du poste] au sein de votre entreprise.</text:span></text:p>
      <text:p text:style-name="P10"><text:span text:style-name="T6"/></text:p>
      <text:p text:style-name="P10"><text:span text:style-name="T6">Diplômé en [Votre Domaine] de [Nom de l’Établissement], j’ai acquis une solide expérience en [Indiquer une compétence pertinente] lors de mes précédentes missions chez [Nom des Entreprises]. Mes compétences en [Mentionner des compétences spécifiques] m’ont permis de [Décrire un accomplissement pertinent].</text:span></text:p>
      <text:p text:style-name="P10"><text:span text:style-name="T6"/></text:p>
      <text:p text:style-name="P10"><text:span text:style-name="T6">Passionné par [Domaine d'activité de l'entreprise], je suis particulièrement attiré par [Un aspect spécifique de l'entreprise ou du poste]. Je suis convaincu que mon dynamisme et ma capacité à [Mentionner une qualité ou compétence] seraient des atouts pour contribuer au succès de votre équipe.</text:span></text:p>
      <text:p text:style-name="P10"><text:span text:style-name="T6"/></text:p>
      <text:p text:style-name="P10"><text:span text:style-name="T6">Je serais ravi de discuter plus en détail de ma candidature lors d’un entretien. Je vous remercie pour l’attention portée à ma candidature et reste à votre disposition.</text:span></text:p>
      <text:p text:style-name="P10"><text:span text:style-name="T6"/></text:p>
      <text:p text:style-name="P10"><text:span text:style-name="T6">Cordialement,</text:span></text:p>
      <text:p text:style-name="P10"><text:span text:style-name="T6"/></text:p>
      <text:p text:style-name="P10"><text:soft-page-break/><text:span text:style-name="T6">[Votre Nom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2:09:56.773566531</meta:creation-date>
    <dc:date>2024-09-30T15:23:02.956822577</dc:date>
    <meta:editing-duration>PT46M48S</meta:editing-duration>
    <meta:editing-cycles>7</meta:editing-cycles>
    <meta:generator>LibreOffice/24.2.5.2$Linux_X86_64 LibreOffice_project/420$Build-2</meta:generator>
    <meta:document-statistic meta:table-count="0" meta:image-count="0" meta:object-count="0" meta:page-count="3" meta:paragraph-count="27" meta:word-count="266" meta:character-count="1793" meta:non-whitespace-character-count="1535"/>
  </office:meta>
</office:document-meta>
</file>